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526cm"/>
        </style:tab-stops>
      </style:paragraph-properties>
    </style:style>
    <style:style style:name="P2" style:family="paragraph" style:parent-style-name="Standard">
      <style:text-properties fo:language="nn" fo:country="NO"/>
    </style:style>
    <style:style style:name="P3" style:family="paragraph" style:parent-style-name="Standard">
      <style:text-properties fo:language="fi" fo:country="FI"/>
    </style:style>
    <style:style style:name="P4" style:family="paragraph" style:parent-style-name="Standard">
      <style:text-properties fo:font-size="12pt" fo:language="fi" fo:country="FI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text-properties fo:font-size="12pt" fo:language="fi" fo:country="FI" style:font-size-asian="12pt" style:font-name-complex="Times New Roman1" style:font-size-complex="12pt"/>
    </style:style>
    <style:style style:name="P6" style:family="paragraph" style:parent-style-name="Standard">
      <style:text-properties fo:font-size="12pt" fo:language="nb" fo:country="NO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text-properties fo:font-size="12pt" fo:language="nb" fo:country="NO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language="nb" fo:country="NO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11" style:family="paragraph" style:parent-style-name="Standard">
      <style:paragraph-properties fo:margin-top="0cm" fo:margin-bottom="0.282cm" loext:contextual-spacing="true" fo:line-height="100%"/>
    </style:style>
    <style:style style:name="P12" style:family="paragraph" style:parent-style-name="Standard">
      <style:paragraph-properties fo:margin-top="0cm" fo:margin-bottom="0.282cm" loext:contextual-spacing="true" fo:line-height="100%"/>
      <style:text-properties fo:font-size="12pt" fo:language="fi" fo:country="FI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.282cm" loext:contextual-spacing="true" fo:line-height="100%"/>
      <style:text-properties fo:font-size="12pt" fo:language="fi" fo:country="FI" fo:font-weight="bold" style:font-size-asian="12pt" style:font-weight-asian="bold" style:font-name-complex="Calibri1" style:font-size-complex="12pt"/>
    </style:style>
    <style:style style:name="P14" style:family="paragraph" style:parent-style-name="Standard">
      <style:paragraph-properties fo:margin-top="0cm" fo:margin-bottom="0.282cm" loext:contextual-spacing="true" fo:line-height="100%"/>
      <style:text-properties fo:font-size="12pt" fo:language="fi" fo:country="FI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.282cm" loext:contextual-spacing="true" fo:line-height="100%"/>
      <style:text-properties fo:font-size="12pt" fo:language="nb" fo:country="NO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.282cm" loext:contextual-spacing="true" fo:line-height="100%"/>
      <style:text-properties fo:font-size="12pt" fo:language="nb" fo:country="NO" fo:font-weight="bold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left="0cm" fo:margin-right="0cm" fo:margin-top="0cm" fo:margin-bottom="0.282cm" loext:contextual-spacing="true" fo:line-height="100%" fo:text-indent="1.249cm" style:auto-text-indent="false"/>
    </style:style>
    <style:style style:name="P18" style:family="paragraph" style:parent-style-name="Standard">
      <style:paragraph-properties fo:margin-left="0cm" fo:margin-right="0cm" fo:margin-top="0cm" fo:margin-bottom="0.282cm" loext:contextual-spacing="true" fo:line-height="100%" fo:text-indent="1.249cm" style:auto-text-indent="false"/>
      <style:text-properties fo:font-size="12pt" fo:language="nb" fo:country="NO" style:font-size-asian="12pt" style:font-name-complex="Times New Roman1" style:font-size-complex="12pt"/>
    </style:style>
    <style:style style:name="P19" style:family="paragraph" style:parent-style-name="Standard">
      <style:paragraph-properties fo:margin-left="0cm" fo:margin-right="0cm" fo:margin-top="0cm" fo:margin-bottom="0.282cm" loext:contextual-spacing="true" fo:line-height="100%" fo:text-indent="1.27cm" style:auto-text-indent="false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top="0cm" fo:margin-bottom="0.176cm" loext:contextual-spacing="false" fo:line-height="100%"/>
    </style:style>
    <style:style style:name="T1" style:family="text">
      <style:text-properties fo:language="nn" fo:country="NO"/>
    </style:style>
    <style:style style:name="T2" style:family="text">
      <style:text-properties fo:color="#000000" style:font-name="Calibri" fo:language="nn" fo:country="NO" fo:background-color="#ffffff" loext:char-shading-value="0" style:font-name-asian="Times New Roman1" style:language-asian="nb" style:country-asian="NO" style:font-name-complex="Times New Roman1"/>
    </style:style>
    <style:style style:name="T3" style:family="text">
      <style:text-properties fo:color="#000000" fo:font-size="12pt" fo:language="nb" fo:country="NO" style:font-name-asian="Times New Roman1" style:font-size-asian="12pt" style:language-asian="nb" style:country-asian="NO" style:font-name-complex="Times New Roman1" style:font-size-complex="12pt"/>
    </style:style>
    <style:style style:name="T4" style:family="text">
      <style:text-properties fo:color="#000000" fo:language="nb" fo:country="NO" style:font-name-asian="Times New Roman1" style:language-asian="nb" style:country-asian="NO" style:font-name-complex="Times New Roman1"/>
    </style:style>
    <style:style style:name="T5" style:family="text">
      <style:text-properties style:font-name="Times New Roman" fo:font-size="12pt" fo:language="nn" fo:country="NO" style:font-name-asian="Times New Roman1" style:font-size-asian="12pt" style:language-asian="nb" style:country-asian="NO" style:font-name-complex="Times New Roman1" style:font-size-complex="12pt"/>
    </style:style>
    <style:style style:name="T6" style:family="text">
      <style:text-properties fo:font-size="14pt" fo:language="fi" fo:country="FI" fo:font-weight="bold" style:font-size-asian="14pt" style:font-weight-asian="bold" style:font-name-complex="Times New Roman1" style:font-size-complex="14pt"/>
    </style:style>
    <style:style style:name="T7" style:family="text">
      <style:text-properties fo:font-size="14pt" fo:language="nb" fo:country="NO" fo:font-weight="bold" style:font-size-asian="14pt" style:font-weight-asian="bold" style:font-name-complex="Times New Roman1" style:font-size-complex="14pt"/>
    </style:style>
    <style:style style:name="T8" style:family="text">
      <style:text-properties fo:font-size="12pt" fo:language="fi" fo:country="FI" fo:font-weight="bold" style:font-size-asian="12pt" style:font-weight-asian="bold" style:font-name-complex="Times New Roman1" style:font-size-complex="12pt"/>
    </style:style>
    <style:style style:name="T9" style:family="text">
      <style:text-properties fo:font-size="12pt" fo:language="fi" fo:country="FI" style:font-size-asian="12pt" style:font-name-complex="Times New Roman1" style:font-size-complex="12pt"/>
    </style:style>
    <style:style style:name="T10" style:family="text">
      <style:text-properties fo:font-size="12pt" fo:language="nb" fo:country="NO" style:font-size-asian="12pt" style:font-name-complex="Times New Roman1" style:font-size-complex="12pt"/>
    </style:style>
    <style:style style:name="T11" style:family="text">
      <style:text-properties fo:font-size="12pt" fo:language="nb" fo:country="NO" style:font-size-asian="12pt" style:font-size-complex="12pt"/>
    </style:style>
    <style:style style:name="T12" style:family="text">
      <style:text-properties fo:font-size="12pt" fo:language="nb" fo:country="NO" fo:font-weight="bold" style:font-size-asian="12pt" style:font-weight-asian="bold" style:font-name-complex="Times New Roman1" style:font-size-complex="12pt"/>
    </style:style>
    <style:style style:name="T13" style:family="text">
      <style:text-properties fo:font-size="12pt" fo:language="en" fo:country="GB" style:font-size-asian="12pt" style:font-name-complex="Times New Roman1" style:font-size-complex="12pt"/>
    </style:style>
    <style:style style:name="T14" style:family="text">
      <style:text-properties fo:language="fi" fo:country="FI"/>
    </style:style>
    <style:style style:name="T15" style:family="text">
      <style:text-properties fo:language="nb" fo:country="N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Varanger museum, </text:span><text:span text:style-name="T2">Vadsø museum – Ruija kvenmuseum</text:span><text:span text:style-name="T1"> </text:span></text:p>
      <text:p text:style-name="P8"><text:span text:style-name="T1">Immaterielle kulturarv</text:span></text:p>
      <text:p text:style-name="P8"><text:span text:style-name="T1">Oversatt til kvensk av Kainun institutti – Kvensk institutt 17.04.2018</text:span></text:p>
      <text:p text:style-name="P1"><text:span text:style-name="T1"><text:tab/></text:span></text:p>
      <text:p text:style-name="P2"/>
      <text:p text:style-name="P11"><text:span text:style-name="T6">Sisälys</text:span></text:p>
      <text:p text:style-name="P12"/>
      <text:p text:style-name="P12"/>
      <text:p text:style-name="P11"><text:span text:style-name="T8">Etusanat</text:span></text:p>
      <text:p text:style-name="P14"/>
      <text:p text:style-name="P11"><text:span text:style-name="T8">Suuliset lorut</text:span></text:p>
      <text:p text:style-name="P11"><text:span text:style-name="T9"><text:tab/>Ananke taaninki</text:span></text:p>
      <text:p text:style-name="P11"><text:span text:style-name="T9"><text:tab/></text:span><text:span text:style-name="T10">Anigi danigi</text:span></text:p>
      <text:p text:style-name="P11"><text:span text:style-name="T10"><text:tab/>I min sundeli – Vadsø</text:span></text:p>
      <text:p text:style-name="P11"><text:span text:style-name="T10"><text:tab/></text:span><text:span text:style-name="T9">I min sundeli – Bugøynes</text:span></text:p>
      <text:p text:style-name="P11"><text:span text:style-name="T9"><text:tab/>Peukalopukki</text:span></text:p>
      <text:p text:style-name="P11"><text:span text:style-name="T9"><text:tab/>Ei soli sorrakieli</text:span></text:p>
      <text:p text:style-name="P11"><text:span text:style-name="T9"><text:tab/>Tuu, tuu, tuupakkirulla</text:span></text:p>
      <text:p text:style-name="P11"><text:span text:style-name="T9"><text:tab/>Tuu, tuu, tupakkirulla </text:span></text:p>
      <text:p text:style-name="P11"><text:span text:style-name="T9"><text:tab/>Körö kirkkoon – Bugøynes</text:span></text:p>
      <text:p text:style-name="P11"><text:soft-page-break/><text:span text:style-name="T9"><text:tab/>Körö kirkkoon – Vadsø</text:span></text:p>
      <text:p text:style-name="P11"><text:span text:style-name="T9"><text:tab/></text:span><text:span text:style-name="T10">Körö kirkkoon – Vadsø</text:span></text:p>
      <text:p text:style-name="P17"><text:span text:style-name="T10">Oppen boppen – Vadsø</text:span></text:p>
      <text:p text:style-name="P11"><text:span text:style-name="T10"><text:tab/>Oppen Bobben – Bugøynes</text:span></text:p>
      <text:p text:style-name="P11"><text:span text:style-name="T10"><text:tab/>Ribbo rabbo</text:span></text:p>
      <text:p text:style-name="P11"><text:span text:style-name="T10"><text:tab/>De ruller ikke lenger</text:span></text:p>
      <text:p text:style-name="P11"><text:span text:style-name="T10"><text:tab/></text:span><text:span text:style-name="T9">Kjerringa større</text:span></text:p>
      <text:p text:style-name="P17"><text:span text:style-name="T9">Orava hyppää</text:span></text:p>
      <text:p text:style-name="P11"><text:span text:style-name="T9"><text:tab/>Entten tentten</text:span></text:p>
      <text:p text:style-name="P11"><text:span text:style-name="T9"><text:tab/>Mä oon mies, on nimen` Kalle</text:span></text:p>
      <text:p text:style-name="P11"><text:span text:style-name="T9"><text:tab/>Yksi kaksi kolme neljä</text:span></text:p>
      <text:p text:style-name="P11"><text:span text:style-name="T9"><text:tab/>Väpän on morrat</text:span></text:p>
      <text:p text:style-name="P11"><text:span text:style-name="T9"><text:tab/>Missä risu</text:span></text:p>
      <text:p text:style-name="P11"><text:span text:style-name="T9"><text:tab/>Satu meni saunaan</text:span></text:p>
      <text:p text:style-name="P11"><text:span text:style-name="T9"><text:tab/>Tätihoi tunneta</text:span></text:p>
      <text:p text:style-name="P11"><text:span text:style-name="T9"><text:tab/>Korppi istui puussa</text:span></text:p>
      <text:p text:style-name="P11"><text:span text:style-name="T9"><text:tab/>Ja kesä oli menny<text:tab/></text:span></text:p>
      <text:p text:style-name="P14"/>
      <text:p text:style-name="P11"><text:span text:style-name="T8">Suuliset lastenlaulut</text:span></text:p>
      <text:p text:style-name="P11"><text:span text:style-name="T9"><text:tab/>Karamelli</text:span></text:p>
      <text:p text:style-name="P11"><text:span text:style-name="T9"><text:tab/>Lähin minä kerran</text:span></text:p>
      <text:p text:style-name="P11"><text:soft-page-break/><text:span text:style-name="T9"><text:tab/>Menin minä yhen kerran</text:span></text:p>
      <text:p text:style-name="P11"><text:span text:style-name="T9"><text:tab/>Aurinko paistaa</text:span></text:p>
      <text:p text:style-name="P11"><text:span text:style-name="T9"><text:tab/></text:span><text:span text:style-name="T10">Tobias er en liten mann</text:span></text:p>
      <text:p text:style-name="P11"><text:span text:style-name="T10"><text:tab/>Paaski se souteli</text:span></text:p>
      <text:p text:style-name="P11"><text:span text:style-name="T10"><text:tab/></text:span><text:span text:style-name="T9">Lahdella seilasi paaski</text:span></text:p>
      <text:p text:style-name="P11"><text:span text:style-name="T9"><text:tab/>Äitipä se laulaapi</text:span></text:p>
      <text:p text:style-name="P11"><text:span text:style-name="T9"><text:tab/>Piiri pieni pyörii</text:span></text:p>
      <text:p text:style-name="P11"><text:span text:style-name="T9"><text:tab/>Ratiriti ralla</text:span></text:p>
      <text:p text:style-name="P11"><text:span text:style-name="T9"><text:tab/>Pää, olkapää, polvet varpaat</text:span></text:p>
      <text:p text:style-name="P11"><text:span text:style-name="T9"><text:tab/>Hämähäkki</text:span></text:p>
      <text:p text:style-name="P11"><text:span text:style-name="T9"><text:tab/>Jänis istui maassa</text:span></text:p>
      <text:p text:style-name="P11"><text:span text:style-name="T9"><text:tab/>On meillä hauska täti</text:span></text:p>
      <text:p text:style-name="P17"><text:span text:style-name="T9">Pieni nokipoika</text:span></text:p>
      <text:p text:style-name="P17"><text:span text:style-name="T9">Hans vili vili</text:span></text:p>
      <text:p text:style-name="P17"><text:span text:style-name="T9">Eikä ne pienet linjaali rattatt</text:span></text:p>
      <text:p text:style-name="P17"><text:span text:style-name="T9">Tien laidassa oli mökki</text:span></text:p>
      <text:p text:style-name="P17"><text:span text:style-name="T9">Kiss, kiss kippurahäntä</text:span></text:p>
      <text:p text:style-name="P17"><text:span text:style-name="T9">Körö kirkkoon </text:span></text:p>
      <text:p text:style-name="P17"><text:span text:style-name="T9">Kuule, kuule</text:span></text:p>
      <text:p text:style-name="P17"><text:span text:style-name="T9">Tupakkirulla</text:span></text:p>
      <text:p text:style-name="P17"><text:span text:style-name="T9">Voi köpeli sentään</text:span></text:p>
      <text:p text:style-name="P17"><text:soft-page-break/><text:span text:style-name="T9">Epler og pærer</text:span></text:p>
      <text:p text:style-name="P14"/>
      <text:p text:style-name="P11"><text:span text:style-name="T8">Kvääninkieliset/pohjassuomalaiset viisut</text:span></text:p>
      <text:p text:style-name="P19"><text:span text:style-name="T10">Der oppe på berget</text:span></text:p>
      <text:p text:style-name="P11"><text:span text:style-name="T10"><text:tab/>Sang fra Neiden</text:span></text:p>
      <text:p text:style-name="P11"><text:span text:style-name="T10"><text:tab/>Finnmarksang</text:span></text:p>
      <text:p text:style-name="P11"><text:span text:style-name="T10"><text:tab/>Kalevalasang</text:span></text:p>
      <text:p text:style-name="P11"><text:span text:style-name="T10"><text:tab/>Schottis etter Robert Dahl</text:span></text:p>
      <text:p text:style-name="P17"><text:span text:style-name="T10">Forglem meg ei</text:span></text:p>
      <text:p text:style-name="P11"><text:span text:style-name="T10"><text:tab/>Lille Laila</text:span></text:p>
      <text:p text:style-name="P11"><text:span text:style-name="T10"><text:tab/>No vil æ reise her ifra</text:span></text:p>
      <text:p text:style-name="P11"><text:span text:style-name="T10"><text:tab/>Krigens offer/Langt borte i et fremmed land</text:span></text:p>
      <text:p text:style-name="P11"><text:span text:style-name="T10"><text:tab/></text:span><text:span text:style-name="T9">On syyskuu myrsky raiva</text:span></text:p>
      <text:p text:style-name="P11"><text:span text:style-name="T9"><text:tab/>Suomalainen sotamies</text:span></text:p>
      <text:p text:style-name="P11"><text:span text:style-name="T9"><text:tab/>Nyt lahdinnu oli minä laulun tään</text:span></text:p>
      <text:p text:style-name="P11"><text:span text:style-name="T9"><text:tab/>Olin minäkin poika ja nuori</text:span></text:p>
      <text:p text:style-name="P11"><text:span text:style-name="T9"><text:tab/>Niin tässä kävi</text:span></text:p>
      <text:p text:style-name="P11"><text:span text:style-name="T9"><text:tab/>Siis kuulkaatte </text:span></text:p>
      <text:p text:style-name="P17"><text:span text:style-name="T9">Nytpä tahdon</text:span></text:p>
      <text:p text:style-name="P11"><text:span text:style-name="T9"><text:tab/>Mustalainen</text:span></text:p>
      <text:p text:style-name="P17"><text:span text:style-name="T9">Tuoll´on mun kultani</text:span></text:p>
      <text:p text:style-name="P17"><text:soft-page-break/><text:span text:style-name="T9">Amerikaa</text:span></text:p>
      <text:p text:style-name="P17"><text:span text:style-name="T9">Vilho ja Bertta</text:span></text:p>
      <text:p text:style-name="P17"><text:span text:style-name="T9">Kaksi kuninkaanlasta</text:span></text:p>
      <text:p text:style-name="P17"><text:span text:style-name="T9">Suutarin emännän kehtolaulu</text:span></text:p>
      <text:p text:style-name="P17"><text:span text:style-name="T9">Mä aina muistan vieha</text:span></text:p>
      <text:p text:style-name="P17"><text:span text:style-name="T10">Jeg ønsker bare </text:span></text:p>
      <text:p text:style-name="P17"><text:span text:style-name="T10">Hjalmari ja Hulda</text:span></text:p>
      <text:p text:style-name="P17"><text:span text:style-name="T9">Inarinjärvi</text:span></text:p>
      <text:p text:style-name="P17"><text:span text:style-name="T9">Kaipaus</text:span></text:p>
      <text:p text:style-name="P17"><text:span text:style-name="T9">Hän oli oikein</text:span></text:p>
      <text:p text:style-name="P17"><text:span text:style-name="T9">Karaballi huusi</text:span></text:p>
      <text:p text:style-name="P17"><text:span text:style-name="T10">Melodi fra Vaggetem</text:span></text:p>
      <text:p text:style-name="P17"><text:span text:style-name="T10">Muurari</text:span></text:p>
      <text:p text:style-name="P17"><text:span text:style-name="T10">Ajomies</text:span></text:p>
      <text:p text:style-name="P17"><text:span text:style-name="T10">Overalt har jeg sønner</text:span></text:p>
      <text:p text:style-name="P17"><text:span text:style-name="T10">Ofte synges om Spanias skjønne netter</text:span></text:p>
      <text:p text:style-name="P15"/>
      <text:p text:style-name="P15"/>
      <text:p text:style-name="P11"><text:span text:style-name="T8">Uskonolliset laulut</text:span></text:p>
      <text:p text:style-name="P11"><text:span text:style-name="T9"><text:tab/>Armon lapset kaikki täällä </text:span></text:p>
      <text:p text:style-name="P17"><text:span text:style-name="T9">Lapset pienet laulakaa</text:span></text:p>
      <text:p text:style-name="P17"><text:soft-page-break/><text:span text:style-name="T9">Jeesus, sinun pienoises´</text:span></text:p>
      <text:p text:style-name="P11"><text:span text:style-name="T9"><text:tab/></text:span></text:p>
      <text:p text:style-name="P11"><text:span text:style-name="T9"><text:tab/>En oo liian pieni – Vestre Jakobselv</text:span></text:p>
      <text:p text:style-name="P11"><text:span text:style-name="T9"><text:tab/>En oo lian pieni – Bugøynes</text:span></text:p>
      <text:p text:style-name="P11"><text:span text:style-name="T9"><text:tab/>Joulupuu</text:span></text:p>
      <text:p text:style-name="P11"><text:span text:style-name="T9"><text:tab/>Onpa taivaassa tarjona lapsillekin I</text:span></text:p>
      <text:p text:style-name="P11"><text:span text:style-name="T9"><text:tab/>Onpa taivaassa tarjona lapsillekin II</text:span></text:p>
      <text:p text:style-name="P11"><text:span text:style-name="T9"><text:tab/>Jeesuksesta laulan</text:span></text:p>
      <text:p text:style-name="P11"><text:span text:style-name="T9"><text:tab/>Kotoni on taivahassa</text:span></text:p>
      <text:p text:style-name="P11"><text:span text:style-name="T9"><text:tab/>Onnea oi verratonta</text:span></text:p>
      <text:p text:style-name="P11"><text:span text:style-name="T9"><text:tab/>Nyt eronhetki meille</text:span></text:p>
      <text:p text:style-name="P17"><text:span text:style-name="T9">Kiitos sulle, kiitos</text:span></text:p>
      <text:p text:style-name="P17"><text:span text:style-name="T9">Oi ihanata asuntoo</text:span></text:p>
      <text:p text:style-name="P17"><text:span text:style-name="T9">Kun tieni aivan ahdas on</text:span></text:p>
      <text:p text:style-name="P17"><text:span text:style-name="T9">Oi, minkä onnen, autuuden</text:span></text:p>
      <text:p text:style-name="P17"><text:span text:style-name="T9">Te Galilean miehet vaimot kuulkaa</text:span></text:p>
      <text:p text:style-name="P17"><text:span text:style-name="T9">Henkensä antoi</text:span></text:p>
      <text:p text:style-name="P17"><text:span text:style-name="T9">Kun sota soipi</text:span></text:p>
      <text:p text:style-name="P17"><text:span text:style-name="T9">Nyt kodista laulan</text:span></text:p>
      <text:p text:style-name="P17"><text:span text:style-name="T9">Minä kulkevainen</text:span></text:p>
      <text:p text:style-name="P17"><text:span text:style-name="T9">Jopa loppu</text:span></text:p>
      <text:p text:style-name="P17"><text:soft-page-break/><text:span text:style-name="T9">Kuule sä Eevan lapsi</text:span></text:p>
      <text:p text:style-name="P17"><text:span text:style-name="T9">Kanteleeni</text:span></text:p>
      <text:p text:style-name="P17"><text:span text:style-name="T9">Herra Jeesus verellänsä</text:span></text:p>
      <text:p text:style-name="P17"><text:span text:style-name="T9">Ikävä on täällä</text:span></text:p>
      <text:p text:style-name="P11"><text:span text:style-name="T9"><text:tab/></text:span></text:p>
      <text:p text:style-name="P11"><text:span text:style-name="T9"><text:tab/></text:span></text:p>
      <text:p text:style-name="P11"><text:span text:style-name="T8">Suuliset runot ja muistelukset</text:span></text:p>
      <text:p text:style-name="P11"><text:span text:style-name="T9"><text:tab/>Livets teppe</text:span></text:p>
      <text:p text:style-name="P11"><text:span text:style-name="T9"><text:tab/></text:span><text:span text:style-name="T10">Kast ikke sten</text:span></text:p>
      <text:p text:style-name="P11"><text:span text:style-name="T10"><text:tab/>Minner fra Vestre Jakobselv</text:span></text:p>
      <text:p text:style-name="P17"><text:span text:style-name="T10">Fiskerne fra Karlebotten</text:span></text:p>
      <text:p text:style-name="P17"><text:span text:style-name="T10">Fiskerne fra Jakobselv</text:span></text:p>
      <text:p text:style-name="P17"><text:span text:style-name="T10">Kirketjeneren</text:span></text:p>
      <text:p text:style-name="P17"><text:span text:style-name="T10">Historie fra andre verdenskrig</text:span></text:p>
      <text:p text:style-name="P17"><text:span text:style-name="T10">Barndomsminner fra Bugøynes</text:span></text:p>
      <text:p text:style-name="P18"/>
      <text:p text:style-name="P11"><text:span text:style-name="T8">Lorut ja runot kirjalisista lähtheistä<text:tab/></text:span></text:p>
      <text:p text:style-name="P11"><text:span text:style-name="T9"><text:tab/>Harakka istui puussa</text:span></text:p>
      <text:p text:style-name="P11"><text:span text:style-name="T9"><text:tab/>Aurinko paistaa </text:span></text:p>
      <text:p text:style-name="P17"><text:span text:style-name="T9">Byss byss pöyvänjalka I</text:span></text:p>
      <text:p text:style-name="P11"><text:span text:style-name="T9"><text:tab/>Byss byss pöyvänjalka II</text:span></text:p>
      <text:p text:style-name="P17"><text:soft-page-break/><text:span text:style-name="T9">Aaningi daaningi</text:span></text:p>
      <text:p text:style-name="P11"><text:span text:style-name="T9"><text:tab/></text:span><text:span text:style-name="T13">Annigin dannigin doffiska</text:span></text:p>
      <text:p text:style-name="P11"><text:span text:style-name="T13"><text:tab/>Do, do dobakkarolla</text:span></text:p>
      <text:p text:style-name="P11"><text:span text:style-name="T13"><text:tab/></text:span><text:span text:style-name="T10">Aningi daningi</text:span></text:p>
      <text:p text:style-name="P11"><text:span text:style-name="T10"><text:tab/>Muntlige uttrykk</text:span></text:p>
      <text:p text:style-name="P11"><text:span text:style-name="T10"><text:tab/>Bjørkene ved Jakobselv – Idar Kristiansen</text:span></text:p>
      <text:p text:style-name="P15"/>
      <text:p text:style-name="P11"><text:span text:style-name="T8">Lähtheet</text:span></text:p>
      <text:p text:style-name="P3"/>
      <text:p text:style-name="Standard"><text:span text:style-name="T14">-----------------------------------------------------------------------------------------------------------------</text:span></text:p>
      <text:p text:style-name="P3"/>
      <text:p text:style-name="Standard"><text:span text:style-name="T8">Suuliset lorut</text:span></text:p>
      <text:p text:style-name="Standard"><text:span text:style-name="T9">Lapset käyttävä loruja ja riimiä kaikenlaisissa leikissä ko tieraava sisälä ja ulkona. Useat loruitten sanat ei meinaa mithään. Raavhaat pruukaava kans pittää sanapeliä missä sisälykselä saattaa olla monta merkitystä. </text:span></text:p>
      <text:p text:style-name="P3"/>
      <text:p text:style-name="Standard"><text:span text:style-name="T8">Suuliset lastenlaulut</text:span></text:p>
      <text:p text:style-name="Standard"><text:span text:style-name="T9">Lastenlauluila oon luonolinen sija leikissä ja lystinpiossa. Näitten lastenlauluitten joukossa oon monta suomalaista kansanlaulua.</text:span></text:p>
      <text:p text:style-name="P4"/>
      <text:p text:style-name="P4"/>
      <text:p text:style-name="P4"/>
      <text:p text:style-name="Standard"><text:span text:style-name="T8">Kvääninkieliset/norjansuomalaiset viisut</text:span></text:p>
      <text:p text:style-name="Standard"><text:span text:style-name="T9">Ko väki kokkoontuu fästhiin ja lystinpithoon, oon laulaminen luonolista. Tässä löytyy valittuja norjalaisia ja suomalaisia viisuja ja lauluja joita käytethään eri juhlitten yhtheyessä. </text:span></text:p>
      <text:p text:style-name="P4"><text:soft-page-break/></text:p>
      <text:p text:style-name="Standard"><text:span text:style-name="T8">Uskonolliset laulut</text:span></text:p>
      <text:p text:style-name="Standard"><text:span text:style-name="T9">Uskonolla oon setraali paikka monitten varenkilaisten elämässä. Erityisesti lestaadionismi oon vaikuttannu alala. Tässä oon valittuja uskonollisia lauluja, ja usseimissa niistä oon lestadiolainen alkupörä.</text:span></text:p>
      <text:p text:style-name="P5"/>
      <text:p text:style-name="Standard"><text:span text:style-name="T8">Suuliset runot ja muistelukset</text:span></text:p>
      <text:p text:style-name="Standard"><text:span text:style-name="T9">Varenkissa kielheen oon vaikuttannu suomen kieli, ja se tullee esile monissa näistä muisteluksista. </text:span></text:p>
      <text:p text:style-name="P5"/>
      <text:p text:style-name="Standard"><text:span text:style-name="T8">Lorut ja runot kirjalisista lähtheistä</text:span></text:p>
      <text:p text:style-name="Standard"><text:span text:style-name="T9">Tässä oon useampia loruja ja runoja mikkä oon nouettu kirjalisista lähtheistä. Tekstit mikkä oon merkitty (Bugøynes 1999/EIH), oon Elsa Ingilæ Haldorsen ylöskirjottannu.</text:span></text:p>
      <text:p text:style-name="Standard"><text:span text:style-name="T8">--------------------------------------------------------------------------------------------------</text:span></text:p>
      <text:p text:style-name="P13"/>
      <text:p text:style-name="P6"><text:bookmark text:name="_GoBack"/></text:p>
      <text:p text:style-name="P9"/>
      <text:p text:style-name="P20"><text:span text:style-name="T11">NORSK</text:span><text:span text:style-name="T15">:</text:span></text:p>
      <text:p text:style-name="P6"/>
      <text:p text:style-name="P11"><text:span text:style-name="T7">Innhold</text:span></text:p>
      <text:p text:style-name="P16"/>
      <text:p text:style-name="P11"><text:span text:style-name="T10">Forord</text:span></text:p>
      <text:p text:style-name="P15"/>
      <text:p text:style-name="P11"><text:span text:style-name="T10">Muntlig leverte regler</text:span></text:p>
      <text:p text:style-name="P11"><text:span text:style-name="T10"><text:tab/></text:span><text:span text:style-name="T9">Aaninki taaninki</text:span></text:p>
      <text:p text:style-name="P11"><text:span text:style-name="T9"><text:tab/>Anigi danigi</text:span></text:p>
      <text:p text:style-name="P11"><text:span text:style-name="T9"><text:tab/>I min sundeli – Vadsø</text:span></text:p>
      <text:p text:style-name="P11"><text:span text:style-name="T9"><text:tab/>I min sundeli – Bugøynes</text:span></text:p>
      <text:p text:style-name="P11"><text:span text:style-name="T9"><text:tab/>Peukalopukki</text:span></text:p>
      <text:p text:style-name="P11"><text:span text:style-name="T9"><text:tab/>Ei soli sorrakieli</text:span></text:p>
      <text:p text:style-name="P11"><text:span text:style-name="T9"><text:tab/>Tuu, tuu, tuupakkirulla</text:span></text:p>
      <text:p text:style-name="P11"><text:span text:style-name="T9"><text:tab/>Tuu, tuu, tupakkirulla </text:span></text:p>
      <text:p text:style-name="P11"><text:span text:style-name="T9"><text:tab/>Körö kirkkoon – Bugøynes</text:span></text:p>
      <text:p text:style-name="P11"><text:span text:style-name="T9"><text:tab/>Körö kirkkoon – Vadsø</text:span></text:p>
      <text:p text:style-name="P11"><text:span text:style-name="T9"><text:tab/></text:span><text:span text:style-name="T10">Körö kirkkoon – Vadsø</text:span></text:p>
      <text:p text:style-name="P17"><text:span text:style-name="T10">Oppen boppen – Vadsø</text:span></text:p>
      <text:p text:style-name="P11"><text:span text:style-name="T10"><text:tab/>Oppen Bobben – Bugøynes</text:span></text:p>
      <text:p text:style-name="P11"><text:span text:style-name="T10"><text:tab/>Ribbo rabbo</text:span></text:p>
      <text:p text:style-name="P11"><text:soft-page-break/><text:span text:style-name="T10"><text:tab/>De ruller ikke lenger</text:span></text:p>
      <text:p text:style-name="P11"><text:span text:style-name="T10"><text:tab/></text:span><text:span text:style-name="T9">Kjerringa større</text:span></text:p>
      <text:p text:style-name="P17"><text:span text:style-name="T9">Orava hyppää</text:span></text:p>
      <text:p text:style-name="P11"><text:span text:style-name="T9"><text:tab/>Entten tentten</text:span></text:p>
      <text:p text:style-name="P11"><text:span text:style-name="T9"><text:tab/>Mä oon mies, on nimen` Kalle</text:span></text:p>
      <text:p text:style-name="P11"><text:span text:style-name="T9"><text:tab/>Yksi kaksi kolme neljä</text:span></text:p>
      <text:p text:style-name="P11"><text:span text:style-name="T9"><text:tab/>Väpän on morrat</text:span></text:p>
      <text:p text:style-name="P11"><text:span text:style-name="T9"><text:tab/>Missä risu</text:span></text:p>
      <text:p text:style-name="P11"><text:span text:style-name="T9"><text:tab/>Satu meni saunaan</text:span></text:p>
      <text:p text:style-name="P11"><text:span text:style-name="T9"><text:tab/>Tätihoi tunneta</text:span></text:p>
      <text:p text:style-name="P11"><text:span text:style-name="T9"><text:tab/>Korppi istui puussa</text:span></text:p>
      <text:p text:style-name="P11"><text:span text:style-name="T9"><text:tab/>Ja kesä oli menny<text:tab/></text:span></text:p>
      <text:p text:style-name="P14"/>
      <text:p text:style-name="P11"><text:span text:style-name="T10">Muntlig leverte barnesanger</text:span></text:p>
      <text:p text:style-name="P11"><text:span text:style-name="T10"><text:tab/>Karamelli</text:span></text:p>
      <text:p text:style-name="P11"><text:span text:style-name="T10"><text:tab/>Lähin minä kerran</text:span></text:p>
      <text:p text:style-name="P11"><text:span text:style-name="T10"><text:tab/></text:span><text:span text:style-name="T9">Menin minä yhen kerran</text:span></text:p>
      <text:p text:style-name="P11"><text:span text:style-name="T9"><text:tab/>Aurinko paistaa</text:span></text:p>
      <text:p text:style-name="P11"><text:span text:style-name="T9"><text:tab/></text:span><text:span text:style-name="T10">Tobias er en liten mann</text:span></text:p>
      <text:p text:style-name="P11"><text:span text:style-name="T10"><text:tab/>Paaski se souteli</text:span></text:p>
      <text:p text:style-name="P11"><text:span text:style-name="T10"><text:tab/></text:span><text:span text:style-name="T9">Lahdella seilasi paaski</text:span></text:p>
      <text:p text:style-name="P11"><text:soft-page-break/><text:span text:style-name="T9"><text:tab/>Äitipä se laulaapi</text:span></text:p>
      <text:p text:style-name="P11"><text:span text:style-name="T9"><text:tab/>Piiri pieni pyörii</text:span></text:p>
      <text:p text:style-name="P11"><text:span text:style-name="T9"><text:tab/>Ratiriti ralla</text:span></text:p>
      <text:p text:style-name="P11"><text:span text:style-name="T9"><text:tab/>Pää, olkapää, polvet varpaat</text:span></text:p>
      <text:p text:style-name="P11"><text:span text:style-name="T9"><text:tab/>Hämähäkki</text:span></text:p>
      <text:p text:style-name="P11"><text:span text:style-name="T9"><text:tab/>Jänis istui maassa</text:span></text:p>
      <text:p text:style-name="P11"><text:span text:style-name="T9"><text:tab/>On meillä hauska täti</text:span></text:p>
      <text:p text:style-name="P17"><text:span text:style-name="T9">Pieni nokipoika</text:span></text:p>
      <text:p text:style-name="P17"><text:span text:style-name="T9">Hans vili vili</text:span></text:p>
      <text:p text:style-name="P17"><text:span text:style-name="T9">Eikä ne pienet linjaali rattatt</text:span></text:p>
      <text:p text:style-name="P17"><text:span text:style-name="T9">Tien laidassa oli mökki</text:span></text:p>
      <text:p text:style-name="P17"><text:span text:style-name="T9">Kiss, kiss kippurahäntä</text:span></text:p>
      <text:p text:style-name="P17"><text:span text:style-name="T9">Körö kirkkoon </text:span></text:p>
      <text:p text:style-name="P17"><text:span text:style-name="T9">Kuule, kuule</text:span></text:p>
      <text:p text:style-name="P17"><text:span text:style-name="T9">Tupakkirulla</text:span></text:p>
      <text:p text:style-name="P17"><text:span text:style-name="T9">Voi köpeli sentään</text:span></text:p>
      <text:p text:style-name="P17"><text:span text:style-name="T10">Epler og pærer</text:span></text:p>
      <text:p text:style-name="P15"/>
      <text:p text:style-name="P11"><text:span text:style-name="T10">Kvenske/norskfinske visesanger</text:span></text:p>
      <text:p text:style-name="P11"><text:span text:style-name="T10"><text:tab/>Der oppe på berget</text:span></text:p>
      <text:p text:style-name="P11"><text:span text:style-name="T10"><text:tab/>Sang fra Neiden</text:span></text:p>
      <text:p text:style-name="P11"><text:soft-page-break/><text:span text:style-name="T10"><text:tab/>Finnmarksang</text:span></text:p>
      <text:p text:style-name="P11"><text:span text:style-name="T10"><text:tab/>Kalevalasang</text:span></text:p>
      <text:p text:style-name="P11"><text:span text:style-name="T10"><text:tab/>Schottis etter Robert Dahl</text:span></text:p>
      <text:p text:style-name="P17"><text:span text:style-name="T10">Forglem meg ei</text:span></text:p>
      <text:p text:style-name="P11"><text:span text:style-name="T10"><text:tab/>Lille Laila</text:span></text:p>
      <text:p text:style-name="P11"><text:span text:style-name="T10"><text:tab/>No vil æ reise her ifra</text:span></text:p>
      <text:p text:style-name="P11"><text:span text:style-name="T10"><text:tab/>Krigens offer/Langt borte i et fremmed land</text:span></text:p>
      <text:p text:style-name="P11"><text:span text:style-name="T10"><text:tab/></text:span><text:span text:style-name="T9">On syyskuu myrsky raiva</text:span></text:p>
      <text:p text:style-name="P11"><text:span text:style-name="T9"><text:tab/>Suomalainen sotamies</text:span></text:p>
      <text:p text:style-name="P11"><text:span text:style-name="T9"><text:tab/>Nyt lahdinnu oli minä laulun tään</text:span></text:p>
      <text:p text:style-name="P11"><text:span text:style-name="T9"><text:tab/>Olin minäkin poika ja nuori</text:span></text:p>
      <text:p text:style-name="P11"><text:span text:style-name="T9"><text:tab/>Niin tässä kävi</text:span></text:p>
      <text:p text:style-name="P11"><text:span text:style-name="T9"><text:tab/>Siis kuulkaatte </text:span></text:p>
      <text:p text:style-name="P17"><text:span text:style-name="T9">Nytpä tahdon</text:span></text:p>
      <text:p text:style-name="P11"><text:span text:style-name="T9"><text:tab/>Mustalainen</text:span></text:p>
      <text:p text:style-name="P17"><text:span text:style-name="T9">Tuoll´on mun kultani</text:span></text:p>
      <text:p text:style-name="P17"><text:span text:style-name="T9">Amerikaa</text:span></text:p>
      <text:p text:style-name="P17"><text:span text:style-name="T9">Vilho ja Bertta</text:span></text:p>
      <text:p text:style-name="P17"><text:span text:style-name="T9">Kaksi kuninkaanlasta</text:span></text:p>
      <text:p text:style-name="P17"><text:span text:style-name="T9">Suutarin emännän kehtolaulu</text:span></text:p>
      <text:p text:style-name="P17"><text:span text:style-name="T9">Mä aina muistan vieha</text:span></text:p>
      <text:p text:style-name="P17"><text:soft-page-break/><text:span text:style-name="T10">Jeg ønsker bare </text:span></text:p>
      <text:p text:style-name="P17"><text:span text:style-name="T10">Hjalmari ja Hulda</text:span></text:p>
      <text:p text:style-name="P17"><text:span text:style-name="T9">Inarinjärvi</text:span></text:p>
      <text:p text:style-name="P17"><text:span text:style-name="T9">Kaipaus</text:span></text:p>
      <text:p text:style-name="P17"><text:span text:style-name="T9">Hän oli oikein</text:span></text:p>
      <text:p text:style-name="P17"><text:span text:style-name="T9">Karaballi huusi</text:span></text:p>
      <text:p text:style-name="P17"><text:span text:style-name="T10">Melodi fra Vaggetem</text:span></text:p>
      <text:p text:style-name="P17"><text:span text:style-name="T10">Muurari</text:span></text:p>
      <text:p text:style-name="P17"><text:span text:style-name="T10">Ajomies</text:span></text:p>
      <text:p text:style-name="P17"><text:span text:style-name="T10">Overalt har jeg sønner</text:span></text:p>
      <text:p text:style-name="P17"><text:span text:style-name="T10">Ofte synges om Spanias skjønne netter</text:span></text:p>
      <text:p text:style-name="P15"/>
      <text:p text:style-name="P15"/>
      <text:p text:style-name="P11"><text:span text:style-name="T9">Religiøse sanger</text:span></text:p>
      <text:p text:style-name="P11"><text:span text:style-name="T9"><text:tab/>Armon lapset kaikki täällä </text:span></text:p>
      <text:p text:style-name="P17"><text:span text:style-name="T9">Lapset pienet laulakaa</text:span></text:p>
      <text:p text:style-name="P17"><text:span text:style-name="T9">Jeesus, sinun pienoises´</text:span></text:p>
      <text:p text:style-name="P11"><text:span text:style-name="T9"><text:tab/></text:span></text:p>
      <text:p text:style-name="P11"><text:span text:style-name="T9"><text:tab/>En oo liian pieni – Vestre Jakobselv</text:span></text:p>
      <text:p text:style-name="P11"><text:span text:style-name="T9"><text:tab/>En oo lian pieni – Bugøynes</text:span></text:p>
      <text:p text:style-name="P11"><text:span text:style-name="T9"><text:tab/>Joulupuu</text:span></text:p>
      <text:p text:style-name="P11"><text:soft-page-break/><text:span text:style-name="T9"><text:tab/>Onpa taivaassa tarjona lapsillekin I</text:span></text:p>
      <text:p text:style-name="P11"><text:span text:style-name="T9"><text:tab/>Onpa taivaassa tarjona lapsillekin II</text:span></text:p>
      <text:p text:style-name="P11"><text:span text:style-name="T9"><text:tab/>Jeesuksesta laulan</text:span></text:p>
      <text:p text:style-name="P11"><text:span text:style-name="T9"><text:tab/>Kotoni on taivahassa</text:span></text:p>
      <text:p text:style-name="P11"><text:span text:style-name="T9"><text:tab/>Onnea oi verratonta</text:span></text:p>
      <text:p text:style-name="P11"><text:span text:style-name="T9"><text:tab/>Nyt eronhetki meille</text:span></text:p>
      <text:p text:style-name="P17"><text:span text:style-name="T9">Kiitos sulle, kiitos</text:span></text:p>
      <text:p text:style-name="P17"><text:span text:style-name="T9">Oi ihanata asuntoo</text:span></text:p>
      <text:p text:style-name="P17"><text:span text:style-name="T9">Kun tieni aivan ahdas on</text:span></text:p>
      <text:p text:style-name="P17"><text:span text:style-name="T9">Oi, minkä onnen, autuuden</text:span></text:p>
      <text:p text:style-name="P17"><text:span text:style-name="T9">Te Galilean miehet vaimot kuulkaa</text:span></text:p>
      <text:p text:style-name="P17"><text:span text:style-name="T9">Henkensä antoi</text:span></text:p>
      <text:p text:style-name="P17"><text:span text:style-name="T9">Kun sota soipi</text:span></text:p>
      <text:p text:style-name="P17"><text:span text:style-name="T9">Nyt kodista laulan</text:span></text:p>
      <text:p text:style-name="P17"><text:span text:style-name="T9">Minä kulkevainen</text:span></text:p>
      <text:p text:style-name="P17"><text:span text:style-name="T9">Jopa loppu</text:span></text:p>
      <text:p text:style-name="P17"><text:span text:style-name="T9">Kuule sä Eevan lapsi</text:span></text:p>
      <text:p text:style-name="P17"><text:span text:style-name="T9">Kanteleeni</text:span></text:p>
      <text:p text:style-name="P17"><text:span text:style-name="T9">Herra Jeesus verellänsä</text:span></text:p>
      <text:p text:style-name="P17"><text:span text:style-name="T9">Ikävä on täällä</text:span></text:p>
      <text:p text:style-name="P11"><text:span text:style-name="T9"><text:tab/></text:span></text:p>
      <text:p text:style-name="P11"><text:soft-page-break/><text:span text:style-name="T9"><text:tab/></text:span></text:p>
      <text:p text:style-name="P11"><text:span text:style-name="T10">Muntlige dikt og beretninger</text:span></text:p>
      <text:p text:style-name="P11"><text:span text:style-name="T10"><text:tab/>Livets teppe</text:span></text:p>
      <text:p text:style-name="P11"><text:span text:style-name="T10"><text:tab/>Kast ikke sten</text:span></text:p>
      <text:p text:style-name="P11"><text:span text:style-name="T10"><text:tab/>Minner fra Vestre Jakobselv</text:span></text:p>
      <text:p text:style-name="P17"><text:span text:style-name="T10">Fiskerne fra Karlebotten</text:span></text:p>
      <text:p text:style-name="P17"><text:span text:style-name="T10">Fiskerne fra Jakobselv</text:span></text:p>
      <text:p text:style-name="P17"><text:span text:style-name="T10">Kirketjeneren</text:span></text:p>
      <text:p text:style-name="P17"><text:span text:style-name="T10">Historie fra andre verdenskrig</text:span></text:p>
      <text:p text:style-name="P17"><text:span text:style-name="T10">Barndomsminner fra Bugøynes</text:span></text:p>
      <text:p text:style-name="P18"/>
      <text:p text:style-name="P11"><text:span text:style-name="T10">Regler og dikt fra skriftlige kilder<text:tab/></text:span></text:p>
      <text:p text:style-name="P11"><text:span text:style-name="T10"><text:tab/></text:span><text:span text:style-name="T9">Harakka istui puussa</text:span></text:p>
      <text:p text:style-name="P11"><text:span text:style-name="T9"><text:tab/>Aurinko paistaa </text:span></text:p>
      <text:p text:style-name="P17"><text:span text:style-name="T9">Byss byss pöyvänjalka I</text:span></text:p>
      <text:p text:style-name="P11"><text:span text:style-name="T9"><text:tab/>Byss byss pöyvänjalka II</text:span></text:p>
      <text:p text:style-name="P17"><text:span text:style-name="T9">Aaningi daaningi</text:span></text:p>
      <text:p text:style-name="P11"><text:span text:style-name="T9"><text:tab/></text:span><text:span text:style-name="T13">Annigin dannigin doffiska</text:span></text:p>
      <text:p text:style-name="P11"><text:span text:style-name="T13"><text:tab/>Do, do dobakkarolla</text:span></text:p>
      <text:p text:style-name="P11"><text:span text:style-name="T13"><text:tab/></text:span><text:span text:style-name="T10">Aningi daningi</text:span></text:p>
      <text:p text:style-name="P11"><text:span text:style-name="T10"><text:tab/>Muntlige uttrykk</text:span></text:p>
      <text:p text:style-name="P11"><text:soft-page-break/><text:span text:style-name="T10"><text:tab/>Bjørkene ved Jakobselv – Idar Kristiansen</text:span></text:p>
      <text:p text:style-name="P15"/>
      <text:p text:style-name="P11"><text:span text:style-name="T10">Kilder</text:span></text:p>
      <text:p text:style-name="P6"/>
      <text:p text:style-name="P6"/>
      <text:p text:style-name="Standard"><text:span text:style-name="T12">Muntlig leverte regler</text:span><text:span text:style-name="T3"> </text:span></text:p>
      <text:p text:style-name="P21"><text:span text:style-name="T3">Barn bruker regler og rim i all slags lek både innendørs og utendørs. Mange av ordene i reglene er uten mening. Også voksne bruker ordspill der innholdet kan ha flere betydninger.</text:span></text:p>
      <text:p text:style-name="P6"/>
      <text:p text:style-name="Standard"><text:span text:style-name="T12">Muntlig leverte barnesanger</text:span></text:p>
      <text:p text:style-name="Standard"><text:span text:style-name="T10">Barnesanger har en naturlig plass i lek og moro. Blant barnesangene her er det mange folketoner fra Finland. </text:span></text:p>
      <text:p text:style-name="P6"/>
      <text:p text:style-name="Standard"><text:span text:style-name="T12">Kvenske/norskfinske visesanger</text:span></text:p>
      <text:p text:style-name="Standard"><text:span text:style-name="T10">Når folk kommer sammen til fest og moro, har sang en naturlig plass. Her finnes et utvalg av norske og finske viser og sanger til bruk i ulike festlige sammenhenger.</text:span></text:p>
      <text:p text:style-name="P6"/>
      <text:p text:style-name="Standard"><text:span text:style-name="T12">Religiøse sanger</text:span></text:p>
      <text:p text:style-name="Standard"><text:span text:style-name="T10">Religion har en sentral plass i livet til mange som bor i Varanger. Ikke minst har læstadianerne satt sitt preg på distriktet. Her følger et utvalg av religiøse sanger, og de fleste av disse har læstadiansk opphav.</text:span></text:p>
      <text:p text:style-name="P7"/>
      <text:p text:style-name="Standard"><text:span text:style-name="T12">Muntlige dikt og beretninger</text:span></text:p>
      <text:p text:style-name="Standard"><text:span text:style-name="T10">Språket i Varanger er påvirket av det finske språket, og dette gjenspeiles i mange av historiene som følger her.</text:span></text:p>
      <text:p text:style-name="P7"/>
      <text:p text:style-name="Standard"><text:span text:style-name="T12">Regler og dikt fra skriftlige kilder</text:span></text:p>
      <text:p text:style-name="Standard"><text:soft-page-break/><text:span text:style-name="T10">Her følger flere regler og dikt hentet fra skriftlige kilder. Tekstene merket (Bugøynes 1999/EIH) er nedtegnet av Elsa Ingilæ Haldorsen.</text:span></text:p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2pt" style:font-size-asian="12pt" style:font-size-complex="12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Merknadstekst_20_Tegn" style:display-name="Merknadstekst Tegn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/>
    </style:style>
    <style:style style:name="Kommentaremne_20_Tegn" style:display-name="Kommentaremne Tegn" style:family="text" style:parent-style-name="Merknadstekst_20_Tegn"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F" style:font-family-generic-complex="system" style:font-pitch-complex="variable" style:font-size-complex="12pt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17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7</meta:editing-cycles>
    <meta:print-date>2007-06-07T11:27:00</meta:print-date>
    <meta:creation-date>2018-04-17T12:45:00</meta:creation-date>
    <dc:date>2018-05-02T09:05:00</dc:date>
    <meta:editing-duration>PT28M</meta:editing-duration>
    <meta:generator>LibreOffice/6.4.6.2$Linux_X86_64 LibreOffice_project/40$Build-2</meta:generator>
    <meta:document-statistic meta:table-count="0" meta:image-count="1" meta:object-count="0" meta:page-count="18" meta:paragraph-count="312" meta:word-count="1147" meta:character-count="8030" meta:non-whitespace-character-count="6989"/>
    <meta:user-defined meta:name="AppVersion">16.0000</meta:user-defined>
    <meta:user-defined meta:name="Company">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